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001cm" fo:min-width="3.309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="Arrow" draw:marker-end-width="0.242cm" draw:fill="none" draw:fill-color="#0000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61cm" svg:height="2.303cm" svg:x="6.834cm" svg:y="4.556cm">
          <text:p text:style-name="P1">Plan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7cm" svg:height="0.991cm" svg:x="4.929cm" svg:y="4.6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xml:id="id4" draw:id="id4" draw:layer="layout" svg:width="1.355cm" svg:height="0.991cm" svg:x="14.058cm" svg:y="5.2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2" xml:id="id2" draw:id="id2" draw:layer="layout" svg:width="3.861cm" svg:height="2.303cm" svg:x="6.834cm" svg:y="7.46cm">
          <text:p text:style-name="P1">Feedback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3" draw:text-style-name="P4" draw:layer="layout" svg:width="0.762cm" svg:height="0.762cm" svg:x="3.78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4.167cm" svg:y1="5.529cm" svg:x2="4.167cm" svg:y2="5.885cm">
            <text:p/>
          </draw:line>
          <draw:line draw:style-name="gr4" draw:text-style-name="P4" draw:layer="layout" svg:x1="3.989cm" svg:y1="5.707cm" svg:x2="4.345cm" svg:y2="5.707cm">
            <text:p/>
          </draw:line>
        </draw:g>
        <draw:connector draw:style-name="gr5" draw:text-style-name="P1" draw:layer="layout" svg:x1="12.39cm" svg:y1="5.709cm" svg:x2="10.695cm" svg:y2="8.611cm" draw:start-shape="id1" draw:start-glue-point="0" draw:end-shape="id2" draw:end-glue-point="1" svg:d="M12390 5709v2902h-1695" svg:viewBox="0 0 1696 2903">
          <text:p/>
        </draw:connector>
        <draw:connector draw:style-name="gr5" draw:text-style-name="P1" xml:id="id1" draw:id="id1" draw:layer="layout" svg:x1="10.695cm" svg:y1="5.707cm" svg:x2="14.058cm" svg:y2="5.711cm" draw:start-shape="id3" draw:start-glue-point="1" draw:end-shape="id4" draw:end-glue-point="3" svg:d="M10695 5707h1695v4h1668" svg:viewBox="0 0 3364 5">
          <text:p/>
        </draw:connector>
        <draw:connector draw:style-name="gr6" draw:text-style-name="P5" draw:layer="layout" svg:x1="6.834cm" svg:y1="8.611cm" svg:x2="4.167cm" svg:y2="6.088cm" draw:start-shape="id2" draw:start-glue-point="3" draw:end-shape="id5" draw:end-glue-point="2" svg:d="M6834 8611h-2667v-2523" svg:viewBox="0 0 2668 2524">
          <text:p/>
        </draw:connector>
        <draw:connector draw:style-name="gr6" draw:text-style-name="P5" draw:layer="layout" svg:x1="4.548cm" svg:y1="5.707cm" svg:x2="6.834cm" svg:y2="5.707cm" draw:start-shape="id5" draw:start-glue-point="1" draw:end-shape="id3" draw:end-glue-point="3" svg:d="M4548 5707h2286" svg:viewBox="0 0 2287 1">
          <text:p/>
        </draw:connector>
        <draw:frame draw:style-name="gr2" draw:text-style-name="P3" xml:id="id6" draw:id="id6" draw:layer="layout" svg:width="1.215cm" svg:height="0.991cm" svg:x="1.254cm" svg:y="5.2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" draw:text-style-name="P5" draw:layer="layout" svg:x1="2.469cm" svg:y1="5.707cm" svg:x2="3.786cm" svg:y2="5.707cm" draw:start-shape="id6" draw:start-glue-point="1" draw:end-shape="id5" draw:end-glue-point="3" svg:d="M2469 5707h1317" svg:viewBox="0 0 1318 1">
          <text:p/>
        </draw:connector>
        <draw:frame draw:style-name="gr7" draw:text-style-name="P6" draw:layer="layout" svg:width="0.635cm" svg:height="0.962cm" svg:x="4.167cm" svg:y="6.007cm">
          <draw:text-box>
            <text:p>-</text:p>
          </draw:text-box>
        </draw:frame>
        <draw:frame draw:style-name="gr2" draw:text-style-name="P3" xml:id="id7" draw:id="id7" draw:layer="layout" svg:width="1.414cm" svg:height="0.709cm" svg:x="8.057cm" svg:y="2.5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5" draw:text-style-name="P1" draw:layer="layout" svg:x1="8.764cm" svg:y1="3.252cm" svg:x2="8.764cm" svg:y2="4.556cm" draw:start-shape="id7" draw:start-glue-point="2" draw:end-shape="id3" draw:end-glue-point="0" svg:d="M8764 3252v1304" svg:viewBox="0 0 1 1305">
          <text:p/>
        </draw:connector>
        <draw:frame draw:style-name="gr2" draw:text-style-name="P3" xml:id="id8" draw:id="id8" draw:layer="layout" svg:width="1.314cm" svg:height="0.709cm" svg:x="8.107cm" svg:y="11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5" draw:text-style-name="P1" draw:layer="layout" svg:x1="8.764cm" svg:y1="11.414cm" svg:x2="8.764cm" svg:y2="9.763cm" draw:start-shape="id8" draw:start-glue-point="0" draw:end-shape="id2" draw:end-glue-point="2" svg:d="M8764 11414v-1651" svg:viewBox="0 0 1 1652">
          <text:p/>
        </draw:connector>
        <draw:custom-shape draw:style-name="gr1" draw:text-style-name="P2" xml:id="id11" draw:id="id11" draw:layer="layout" svg:width="3.861cm" svg:height="2.303cm" svg:x="11.861cm" svg:y="15.714cm">
          <text:p text:style-name="P1">Plan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7cm" svg:height="0.991cm" svg:x="9.636cm" svg:y="15.85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12" draw:id="id12" draw:layer="layout" svg:width="1.355cm" svg:height="0.991cm" svg:x="18.085cm" svg:y="16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2" xml:id="id10" draw:id="id10" draw:layer="layout" svg:width="3.861cm" svg:height="2.303cm" svg:x="4.883cm" svg:y="15.714cm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745cm" svg:x1="16.903cm" svg:y1="16.865cm" svg:x2="6.813cm" svg:y2="18.017cm" draw:start-shape="id9" draw:start-glue-point="0" draw:end-shape="id10" draw:end-glue-point="2" svg:d="M16903 16865v2423h-10090v-1271" svg:viewBox="0 0 10091 2424">
          <text:p/>
        </draw:connector>
        <draw:connector draw:style-name="gr5" draw:text-style-name="P1" xml:id="id9" draw:id="id9" draw:layer="layout" svg:x1="15.722cm" svg:y1="16.865cm" svg:x2="18.085cm" svg:y2="16.865cm" draw:start-shape="id11" draw:start-glue-point="1" draw:end-shape="id12" draw:end-glue-point="3" svg:d="M15722 16865h2363" svg:viewBox="0 0 2364 1">
          <text:p/>
        </draw:connector>
        <draw:connector draw:style-name="gr6" draw:text-style-name="P5" draw:layer="layout" svg:x1="8.744cm" svg:y1="16.865cm" svg:x2="11.861cm" svg:y2="16.865cm" draw:start-shape="id10" draw:start-glue-point="1" draw:end-shape="id11" draw:end-glue-point="3" svg:d="M8744 16865h3117" svg:viewBox="0 0 3118 1">
          <text:p/>
        </draw:connector>
        <draw:frame draw:style-name="gr2" draw:text-style-name="P3" xml:id="id13" draw:id="id13" draw:layer="layout" svg:width="1.215cm" svg:height="0.991cm" svg:x="2.081cm" svg:y="16.3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6" draw:text-style-name="P5" draw:layer="layout" svg:x1="3.296cm" svg:y1="16.865cm" svg:x2="4.883cm" svg:y2="16.865cm" draw:start-shape="id13" draw:start-glue-point="1" draw:end-shape="id10" draw:end-glue-point="3" svg:d="M3296 16865h1587" svg:viewBox="0 0 1588 1">
          <text:p/>
        </draw:connector>
        <draw:custom-shape draw:style-name="gr1" draw:text-style-name="P2" xml:id="id14" draw:id="id14" draw:layer="layout" svg:width="3.861cm" svg:height="2.303cm" svg:x="11.709cm" svg:y="22.064cm">
          <text:p text:style-name="P1">Plan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7cm" svg:height="0.991cm" svg:x="9.484cm" svg:y="22.20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xml:id="id15" draw:id="id15" draw:layer="layout" svg:width="1.355cm" svg:height="0.991cm" svg:x="17.933cm" svg:y="22.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2" xml:id="id16" draw:id="id16" draw:layer="layout" svg:width="3.861cm" svg:height="2.303cm" svg:x="4.731cm" svg:y="22.064cm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5.57cm" svg:y1="23.215cm" svg:x2="17.933cm" svg:y2="23.215cm" draw:start-shape="id14" draw:start-glue-point="1" draw:end-shape="id15" draw:end-glue-point="3" svg:d="M15570 23215h2363" svg:viewBox="0 0 2364 1">
          <text:p/>
        </draw:connector>
        <draw:connector draw:style-name="gr6" draw:text-style-name="P5" draw:layer="layout" svg:x1="8.592cm" svg:y1="23.215cm" svg:x2="11.709cm" svg:y2="23.215cm" draw:start-shape="id16" draw:start-glue-point="1" draw:end-shape="id14" draw:end-glue-point="3" svg:d="M8592 23215h3117" svg:viewBox="0 0 3118 1">
          <text:p/>
        </draw:connector>
        <draw:connector draw:style-name="gr6" draw:text-style-name="P5" draw:layer="layout" svg:x1="3.104cm" svg:y1="23.215cm" svg:x2="4.731cm" svg:y2="23.215cm" draw:start-shape="id17" draw:end-shape="id16" draw:end-glue-point="3" svg:d="M3104 23215h1627" svg:viewBox="0 0 1628 1">
          <text:p/>
        </draw:connector>
        <draw:frame draw:style-name="gr2" draw:text-style-name="P3" xml:id="id17" draw:id="id17" draw:layer="layout" svg:width="1.215cm" svg:height="0.991cm" svg:x="1.889cm" svg:y="22.7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3:18:30.256154944</meta:creation-date>
    <meta:editing-duration>PT1H32M28S</meta:editing-duration>
    <meta:editing-cycles>8</meta:editing-cycles>
    <meta:generator>LibreOffice/5.1.6.2$Linux_X86_64 LibreOffice_project/10m0$Build-2</meta:generator>
    <dc:date>2017-11-15T16:39:55.877456236</dc:date>
    <meta:document-statistic meta:object-count="36"/>
  </office:meta>
</office:document-meta>
</file>

<file path=Object 1/content.xml><?xml version="1.0" encoding="utf-8"?>
<math xmlns="http://www.w3.org/1998/Math/MathML" display="block">
  <semantics>
    <msub>
      <mi>u</mi>
      <mrow>
        <mo fence="true" stretchy="false">(</mo>
        <mrow>
          <mi>t</mi>
        </mrow>
        <mo fence="true" stretchy="false">)</mo>
      </mrow>
    </msub>
    <annotation encoding="StarMath 5.0">u_{(t)}</annotation>
  </semantics>
</math>
</file>

<file path=Object 10/content.xml><?xml version="1.0" encoding="utf-8"?>
<math xmlns="http://www.w3.org/1998/Math/MathML" display="block">
  <semantics>
    <msub>
      <mi>y</mi>
      <mrow>
        <mo fence="true" stretchy="false">(</mo>
        <mrow>
          <mi>t</mi>
        </mrow>
        <mo fence="true" stretchy="false">)</mo>
      </mrow>
    </msub>
    <annotation encoding="StarMath 5.0">y_{(t)}</annotation>
  </semantics>
</math>
</file>

<file path=Object 11/content.xml><?xml version="1.0" encoding="utf-8"?>
<math xmlns="http://www.w3.org/1998/Math/MathML" display="block">
  <semantics>
    <msub>
      <mi>r</mi>
      <mrow>
        <mo fence="true" stretchy="false">(</mo>
        <mrow>
          <mi>t</mi>
        </mrow>
        <mo fence="true" stretchy="false">)</mo>
      </mrow>
    </msub>
    <annotation encoding="StarMath 5.0">r
_{(t)}</annotation>
  </semantics>
</math>
</file>

<file path=Object 2/content.xml><?xml version="1.0" encoding="utf-8"?>
<math xmlns="http://www.w3.org/1998/Math/MathML" display="block">
  <semantics>
    <msub>
      <mi>y</mi>
      <mrow>
        <mo fence="true" stretchy="false">(</mo>
        <mrow>
          <mi>t</mi>
        </mrow>
        <mo fence="true" stretchy="false">)</mo>
      </mrow>
    </msub>
    <annotation encoding="StarMath 5.0">y_{(t)}</annotation>
  </semantics>
</math>
</file>

<file path=Object 3/content.xml><?xml version="1.0" encoding="utf-8"?>
<math xmlns="http://www.w3.org/1998/Math/MathML" display="block">
  <semantics>
    <msub>
      <mi>r</mi>
      <mrow>
        <mo fence="true" stretchy="false">(</mo>
        <mrow>
          <mi>t</mi>
        </mrow>
        <mo fence="true" stretchy="false">)</mo>
      </mrow>
    </msub>
    <annotation encoding="StarMath 5.0">r
_{(t)}</annotation>
  </semantics>
</math>
</file>

<file path=Object 4/content.xml><?xml version="1.0" encoding="utf-8"?>
<math xmlns="http://www.w3.org/1998/Math/MathML" display="block">
  <semantics>
    <msub>
      <mi mathvariant="normal">ω</mi>
      <mrow>
        <mo fence="true" stretchy="false">(</mo>
        <mrow>
          <mi>t</mi>
        </mrow>
        <mo fence="true" stretchy="false">)</mo>
      </mrow>
    </msub>
    <annotation encoding="StarMath 5.0">%omega _{(t)}</annotation>
  </semantics>
</math>
</file>

<file path=Object 5/content.xml><?xml version="1.0" encoding="utf-8"?>
<math xmlns="http://www.w3.org/1998/Math/MathML" display="block">
  <semantics>
    <msub>
      <mi mathvariant="normal">ν</mi>
      <mrow>
        <mo fence="true" stretchy="false">(</mo>
        <mrow>
          <mi>t</mi>
        </mrow>
        <mo fence="true" stretchy="false">)</mo>
      </mrow>
    </msub>
    <annotation encoding="StarMath 5.0">%nu _{(t)}</annotation>
  </semantics>
</math>
</file>

<file path=Object 6/content.xml><?xml version="1.0" encoding="utf-8"?>
<math xmlns="http://www.w3.org/1998/Math/MathML" display="block">
  <semantics>
    <msub>
      <mi>u</mi>
      <mrow>
        <mo fence="true" stretchy="false">(</mo>
        <mrow>
          <mi>t</mi>
        </mrow>
        <mo fence="true" stretchy="false">)</mo>
      </mrow>
    </msub>
    <annotation encoding="StarMath 5.0">u_{(t)}</annotation>
  </semantics>
</math>
</file>

<file path=Object 7/content.xml><?xml version="1.0" encoding="utf-8"?>
<math xmlns="http://www.w3.org/1998/Math/MathML" display="block">
  <semantics>
    <msub>
      <mi>y</mi>
      <mrow>
        <mo fence="true" stretchy="false">(</mo>
        <mrow>
          <mi>t</mi>
        </mrow>
        <mo fence="true" stretchy="false">)</mo>
      </mrow>
    </msub>
    <annotation encoding="StarMath 5.0">y_{(t)}</annotation>
  </semantics>
</math>
</file>

<file path=Object 8/content.xml><?xml version="1.0" encoding="utf-8"?>
<math xmlns="http://www.w3.org/1998/Math/MathML" display="block">
  <semantics>
    <msub>
      <mi>r</mi>
      <mrow>
        <mo fence="true" stretchy="false">(</mo>
        <mrow>
          <mi>t</mi>
        </mrow>
        <mo fence="true" stretchy="false">)</mo>
      </mrow>
    </msub>
    <annotation encoding="StarMath 5.0">r
_{(t)}</annotation>
  </semantics>
</math>
</file>

<file path=Object 9/content.xml><?xml version="1.0" encoding="utf-8"?>
<math xmlns="http://www.w3.org/1998/Math/MathML" display="block">
  <semantics>
    <msub>
      <mi>u</mi>
      <mrow>
        <mo fence="true" stretchy="false">(</mo>
        <mrow>
          <mi>t</mi>
        </mrow>
        <mo fence="true" stretchy="false">)</mo>
      </mrow>
    </msub>
    <annotation encoding="StarMath 5.0">u_{(t)}</annotation>
  </semantics>
</math>
</file>